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style:font-name="Calibri" fo:font-size="18pt" style:text-underline-style="solid" style:text-underline-width="auto" style:text-underline-color="font-color" fo:font-weight="bold" officeooo:rsid="0001dc1a" officeooo:paragraph-rsid="0001dc1a" style:font-size-asian="18pt" style:font-weight-asian="bold" style:font-size-complex="18pt" style:font-weight-complex="bold"/>
    </style:style>
    <style:style style:name="P2" style:family="paragraph" style:parent-style-name="Default">
      <style:paragraph-properties fo:text-align="start" style:justify-single-word="false"/>
      <style:text-properties style:font-name="Calibri" fo:font-size="18pt" style:text-underline-style="none" fo:font-weight="normal" officeooo:rsid="0001fc44" officeooo:paragraph-rsid="0001fc44" style:font-size-asian="18pt" style:font-weight-asian="normal" style:font-size-complex="18pt" style:font-weight-complex="normal"/>
    </style:style>
    <style:style style:name="P3" style:family="paragraph" style:parent-style-name="Default">
      <style:paragraph-properties fo:margin-left="0.0138in" fo:margin-right="0.011in" fo:margin-top="0.0047in" fo:margin-bottom="0in" loext:contextual-spacing="false" style:line-height-at-least="0.139in" fo:text-align="start" style:justify-single-word="false" fo:text-indent="0in" style:auto-text-indent="false"/>
      <style:text-properties style:font-name="Calibri" fo:font-size="18pt" style:font-size-asian="18pt" style:font-size-complex="18pt"/>
    </style:style>
    <style:style style:name="P4" style:family="paragraph" style:parent-style-name="Default">
      <style:paragraph-properties fo:margin-left="0.0138in" fo:margin-right="0.0055in" fo:margin-top="0.0008in" fo:margin-bottom="0in" loext:contextual-spacing="false" style:line-height-at-least="0.3382in" fo:text-align="start" style:justify-single-word="false" fo:text-indent="0in" style:auto-text-indent="false"/>
      <style:text-properties style:font-name="Calibri" fo:font-size="18pt" style:font-size-asian="18pt" style:font-size-complex="18pt"/>
    </style:style>
    <style:style style:name="P5" style:family="paragraph" style:parent-style-name="Default">
      <style:paragraph-properties fo:margin-left="0.0138in" fo:margin-right="0.0055in" fo:margin-top="0.0008in" fo:margin-bottom="0in" loext:contextual-spacing="false" style:line-height-at-least="0.338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6" style:family="paragraph" style:parent-style-name="Default">
      <style:paragraph-properties fo:margin-left="0.0138in" fo:margin-right="0.0055in" fo:margin-top="0.0008in" fo:margin-bottom="0in" loext:contextual-spacing="false" fo:line-height="95%" fo:text-align="start" style:justify-single-word="false" fo:text-indent="0in" style:auto-text-indent="false">
        <style:tab-stops>
          <style:tab-stop style:position="5.5374in"/>
        </style:tab-stops>
      </style:paragraph-properties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7" style:family="paragraph" style:parent-style-name="Default">
      <style:paragraph-properties fo:margin-left="0.0138in" fo:margin-right="0.0055in" fo:margin-top="0.002in" fo:margin-bottom="0in" loext:contextual-spacing="false" style:line-height-at-least="0.139in" fo:text-align="start" style:justify-single-word="false" fo:text-indent="0in" style:auto-text-indent="false"/>
      <style:text-properties style:font-name="Calibri" fo:font-size="18pt" style:font-size-asian="18pt" style:font-size-complex="18pt"/>
    </style:style>
    <style:style style:name="P8" style:family="paragraph" style:parent-style-name="Default">
      <style:paragraph-properties fo:margin-left="0.0138in" fo:margin-right="0.0055in" style:line-height-at-least="0.3453in" fo:text-align="start" style:justify-single-word="false" fo:text-indent="0in" style:auto-text-indent="false"/>
      <style:text-properties style:font-name="Calibri" fo:font-size="18pt" style:font-size-asian="18pt" style:font-size-complex="18pt"/>
    </style:style>
    <style:style style:name="P9" style:family="paragraph" style:parent-style-name="Default">
      <style:paragraph-properties fo:margin-left="0.0138in" fo:margin-right="0.0055in" style:line-height-at-least="0.139in" fo:text-align="start" style:justify-single-word="false" fo:text-indent="0in" style:auto-text-indent="false"/>
      <style:text-properties style:font-name="Calibri" fo:font-size="18pt" style:font-size-asian="18pt" style:font-size-complex="18pt"/>
    </style:style>
    <style:style style:name="P10" style:family="paragraph" style:parent-style-name="Default">
      <style:paragraph-properties fo:margin-left="0.0138in" fo:margin-right="0.0055in" fo:line-height="95%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11" style:family="paragraph" style:parent-style-name="Default">
      <style:paragraph-properties fo:margin-left="0.0138in" fo:margin-right="0.0055in" style:line-height-at-least="0.338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12" style:family="paragraph" style:parent-style-name="Default">
      <style:paragraph-properties fo:margin-left="0.0138in" fo:margin-right="0.0055in" style:line-height-at-least="0.3382in" fo:text-align="start" style:justify-single-word="false" fo:text-indent="0in" style:auto-text-indent="false">
        <style:tab-stops>
          <style:tab-stop style:position="5.5374in"/>
        </style:tab-stops>
      </style:paragraph-properties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13" style:family="paragraph" style:parent-style-name="Default">
      <style:paragraph-properties fo:margin-left="0.0138in" fo:margin-right="0.0055in" style:line-height-at-least="0.139in" fo:text-align="start" style:justify-single-word="false" fo:text-indent="0in" style:auto-text-indent="false">
        <style:tab-stops>
          <style:tab-stop style:position="5.5374in"/>
        </style:tab-stops>
      </style:paragraph-properties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14" style:family="paragraph" style:parent-style-name="Default">
      <style:paragraph-properties fo:margin-left="0.0138in" fo:margin-right="0.0055in" fo:margin-top="0.0028in" fo:margin-bottom="0in" loext:contextual-spacing="false" style:line-height-at-least="0.139in" fo:text-align="start" style:justify-single-word="false" fo:text-indent="0in" style:auto-text-indent="false">
        <style:tab-stops>
          <style:tab-stop style:position="5.5374in"/>
        </style:tab-stops>
      </style:paragraph-properties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15" style:family="paragraph" style:parent-style-name="Default">
      <style:paragraph-properties fo:margin-left="0.0138in" fo:margin-right="0.0055in" fo:margin-top="0.0047in" fo:margin-bottom="0in" loext:contextual-spacing="false" style:line-height-at-least="0.139in" fo:text-align="start" style:justify-single-word="false" fo:text-indent="0in" style:auto-text-indent="false">
        <style:tab-stops>
          <style:tab-stop style:position="5.5374in"/>
        </style:tab-stops>
      </style:paragraph-properties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16" style:family="paragraph" style:parent-style-name="Default">
      <style:paragraph-properties fo:margin-left="0in" fo:margin-right="0.0055in" style:line-height-at-least="0.3453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17" style:family="paragraph" style:parent-style-name="Default">
      <style:paragraph-properties fo:margin-left="0in" fo:margin-right="0.0055in" style:line-height-at-least="0.32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18" style:family="paragraph" style:parent-style-name="Default">
      <style:paragraph-properties fo:margin-left="0in" fo:margin-right="0.0055in" style:line-height-at-least="0.338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19" style:family="paragraph" style:parent-style-name="Default">
      <style:paragraph-properties fo:margin-left="0in" fo:margin-right="0.0055in" fo:margin-top="0.0043in" fo:margin-bottom="0in" loext:contextual-spacing="false" fo:line-height="95%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20" style:family="paragraph" style:parent-style-name="Default">
      <style:paragraph-properties fo:margin-left="0in" fo:margin-right="0.0055in" fo:margin-top="0.0047in" fo:margin-bottom="0in" loext:contextual-spacing="false" style:line-height-at-least="0.338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21" style:family="paragraph" style:parent-style-name="Default">
      <style:paragraph-properties fo:margin-left="0in" fo:margin-right="0.0055in" fo:margin-top="0.0091in" fo:margin-bottom="0in" loext:contextual-spacing="false" style:line-height-at-least="0.338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22" style:family="paragraph" style:parent-style-name="Default">
      <style:paragraph-properties fo:margin-left="0in" fo:margin-right="0.0098in" style:line-height-at-least="0.338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23" style:family="paragraph" style:parent-style-name="Default">
      <style:paragraph-properties fo:margin-left="0in" fo:margin-right="0.0098in" fo:margin-top="0.0028in" fo:margin-bottom="0in" loext:contextual-spacing="false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24" style:family="paragraph" style:parent-style-name="Default">
      <style:paragraph-properties fo:margin-left="0.0138in" fo:margin-right="0.0098in" fo:margin-top="0.0047in" fo:margin-bottom="0in" loext:contextual-spacing="false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25" style:family="paragraph" style:parent-style-name="Default">
      <style:paragraph-properties fo:margin-left="0.0138in" fo:margin-right="0.0091in" style:line-height-at-least="0.139in" fo:text-align="start" style:justify-single-word="false" fo:text-indent="0in" style:auto-text-indent="false">
        <style:tab-stops>
          <style:tab-stop style:position="5.5382in"/>
        </style:tab-stops>
      </style:paragraph-properties>
      <style:text-properties style:font-name="Calibri" fo:font-size="18pt" style:font-size-asian="18pt" style:font-size-complex="18pt"/>
    </style:style>
    <style:style style:name="P26" style:family="paragraph" style:parent-style-name="Default">
      <style:paragraph-properties fo:margin-left="0.0138in" fo:margin-right="0.0091in" fo:margin-top="0.0028in" fo:margin-bottom="0in" loext:contextual-spacing="false" style:line-height-at-least="0.139in" fo:text-align="start" style:justify-single-word="false" fo:text-indent="0in" style:auto-text-indent="false">
        <style:tab-stops>
          <style:tab-stop style:position="5.5382in"/>
        </style:tab-stops>
      </style:paragraph-properties>
      <style:text-properties style:font-name="Calibri" fo:font-size="18pt" style:font-size-asian="18pt" style:font-size-complex="18pt"/>
    </style:style>
    <style:style style:name="P27" style:family="paragraph" style:parent-style-name="Default">
      <style:paragraph-properties fo:margin-left="0.0138in" fo:margin-right="0.0091in" fo:margin-top="0.0055in" fo:margin-bottom="0in" loext:contextual-spacing="false" style:line-height-at-least="0.139in" fo:text-align="start" style:justify-single-word="false" fo:text-indent="0in" style:auto-text-indent="false">
        <style:tab-stops>
          <style:tab-stop style:position="5.5382in"/>
        </style:tab-stops>
      </style:paragraph-properties>
      <style:text-properties style:font-name="Calibri" fo:font-size="18pt" style:font-size-asian="18pt" style:font-size-complex="18pt"/>
    </style:style>
    <style:style style:name="P28" style:family="paragraph" style:parent-style-name="Default">
      <style:paragraph-properties fo:margin-left="0.0138in" fo:margin-right="0.0091in" fo:margin-top="0.0016in" fo:margin-bottom="0in" loext:contextual-spacing="false" style:line-height-at-least="0.139in" fo:text-align="start" style:justify-single-word="false" fo:text-indent="0in" style:auto-text-indent="false">
        <style:tab-stops>
          <style:tab-stop style:position="5.5382in"/>
        </style:tab-stops>
      </style:paragraph-properties>
      <style:text-properties style:font-name="Calibri" fo:font-size="18pt" style:font-size-asian="18pt" style:font-size-complex="18pt"/>
    </style:style>
    <style:style style:name="P29" style:family="paragraph" style:parent-style-name="Default">
      <style:paragraph-properties fo:margin-left="0in" fo:margin-right="0.0091in" style:line-height-at-least="0.3453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30" style:family="paragraph" style:parent-style-name="Default">
      <style:paragraph-properties fo:margin-left="0in" fo:margin-right="0.0091in" fo:margin-top="0.0047in" fo:margin-bottom="0in" loext:contextual-spacing="false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31" style:family="paragraph" style:parent-style-name="Default">
      <style:paragraph-properties fo:margin-left="0.0138in" fo:margin-right="0.0138in" style:line-height-at-least="0.338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32" style:family="paragraph" style:parent-style-name="Default">
      <style:paragraph-properties fo:margin-left="0.0138in" fo:margin-right="0.0138in" fo:margin-top="0.0028in" fo:margin-bottom="0in" loext:contextual-spacing="false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33" style:family="paragraph" style:parent-style-name="Default">
      <style:paragraph-properties fo:margin-left="0in" fo:margin-right="0.0138in" style:line-height-at-least="0.3453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34" style:family="paragraph" style:parent-style-name="Default">
      <style:paragraph-properties fo:margin-left="0in" fo:margin-right="0.0138in" style:line-height-at-least="0.338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35" style:family="paragraph" style:parent-style-name="Default">
      <style:paragraph-properties fo:margin-left="0in" fo:margin-right="0.0138in" fo:margin-top="0.0047in" fo:margin-bottom="0in" loext:contextual-spacing="false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36" style:family="paragraph" style:parent-style-name="Default">
      <style:paragraph-properties fo:margin-left="0.0138in" fo:margin-right="0.0075in" style:line-height-at-least="0.338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37" style:family="paragraph" style:parent-style-name="Default">
      <style:paragraph-properties fo:margin-left="0.0138in" fo:margin-right="0.0075in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38" style:family="paragraph" style:parent-style-name="Default">
      <style:paragraph-properties fo:margin-left="0.0138in" fo:margin-right="0.0075in" fo:margin-top="0.0028in" fo:margin-bottom="0in" loext:contextual-spacing="false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39" style:family="paragraph" style:parent-style-name="Default">
      <style:paragraph-properties fo:margin-left="0.0138in" fo:margin-right="0.0075in" fo:margin-top="0.0055in" fo:margin-bottom="0in" loext:contextual-spacing="false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40" style:family="paragraph" style:parent-style-name="Default">
      <style:paragraph-properties fo:margin-left="0.0138in" fo:margin-right="0.0075in" fo:margin-top="0.0008in" fo:margin-bottom="0in" loext:contextual-spacing="false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41" style:family="paragraph" style:parent-style-name="Default">
      <style:paragraph-properties fo:margin-left="0.0138in" fo:margin-right="0.0146in" fo:margin-top="0.0008in" fo:margin-bottom="0in" loext:contextual-spacing="false" fo:line-height="95%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42" style:family="paragraph" style:parent-style-name="Default">
      <style:paragraph-properties fo:margin-left="0.0138in" fo:margin-right="0.0146in" fo:margin-top="0.0071in" fo:margin-bottom="0in" loext:contextual-spacing="false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43" style:family="paragraph" style:parent-style-name="Default">
      <style:paragraph-properties fo:margin-left="0.0138in" fo:margin-right="0.0146in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44" style:family="paragraph" style:parent-style-name="Default">
      <style:paragraph-properties fo:margin-left="0.0138in" fo:margin-right="0in" fo:margin-top="0.0075in" fo:margin-bottom="0in" loext:contextual-spacing="false" style:line-height-at-least="0.139in" fo:text-align="start" style:justify-single-word="false" fo:text-indent="0in" style:auto-text-indent="false"/>
      <style:text-properties style:font-name="Calibri" fo:font-size="18pt" style:font-size-asian="18pt" style:font-size-complex="18pt"/>
    </style:style>
    <style:style style:name="P45" style:family="paragraph" style:parent-style-name="Default">
      <style:paragraph-properties fo:margin-left="0in" fo:margin-right="0in" style:line-height-at-least="0.3453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46" style:family="paragraph" style:parent-style-name="Default">
      <style:paragraph-properties fo:margin-left="0in" fo:margin-right="0in" style:line-height-at-least="0.338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47" style:family="paragraph" style:parent-style-name="Default">
      <style:paragraph-properties fo:margin-left="0.0138in" fo:margin-right="2.672in" fo:margin-top="0.0437in" fo:margin-bottom="0in" loext:contextual-spacing="false" style:line-height-at-least="0.6764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48" style:family="paragraph" style:parent-style-name="Default">
      <style:paragraph-properties fo:margin-left="0.0138in" fo:margin-right="2.672in" fo:margin-top="0.1402in" fo:margin-bottom="0in" loext:contextual-spacing="false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49" style:family="paragraph" style:parent-style-name="Default">
      <style:paragraph-properties fo:margin-left="0.0138in" fo:margin-right="2.672in" fo:margin-top="0.0075in" fo:margin-bottom="0in" loext:contextual-spacing="false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50" style:family="paragraph" style:parent-style-name="Default">
      <style:paragraph-properties fo:margin-left="0in" fo:margin-right="2.672in" style:line-height-at-least="0.3453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51" style:family="paragraph" style:parent-style-name="Default">
      <style:paragraph-properties fo:margin-left="0in" fo:margin-right="2.672in" style:line-height-at-least="0.338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style:font-size-asian="18pt" style:font-size-complex="18pt"/>
    </style:style>
    <style:style style:name="P52" style:family="paragraph" style:parent-style-name="Default">
      <style:paragraph-properties fo:margin-left="0.0138in" fo:margin-right="0.0134in" fo:margin-top="0.0008in" fo:margin-bottom="0in" loext:contextual-spacing="false" style:line-height-at-least="0.139in" fo:text-align="start" style:justify-single-word="false" fo:text-indent="0in" style:auto-text-indent="false">
        <style:tab-stops>
          <style:tab-stop style:position="5.5374in"/>
        </style:tab-stops>
      </style:paragraph-properties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53" style:family="paragraph" style:parent-style-name="Default">
      <style:paragraph-properties fo:margin-left="0.0138in" fo:margin-right="0.0063in" style:line-height-at-least="0.3382in" fo:text-align="start" style:justify-single-word="false" fo:text-indent="0in" style:auto-text-indent="false">
        <style:tab-stops>
          <style:tab-stop style:position="5.5374in"/>
        </style:tab-stops>
      </style:paragraph-properties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54" style:family="paragraph" style:parent-style-name="Default">
      <style:paragraph-properties fo:margin-left="0.0138in" fo:margin-right="0.0063in" style:line-height-at-least="0.139in" fo:text-align="start" style:justify-single-word="false" fo:text-indent="0in" style:auto-text-indent="false">
        <style:tab-stops>
          <style:tab-stop style:position="5.5374in"/>
        </style:tab-stops>
      </style:paragraph-properties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55" style:family="paragraph" style:parent-style-name="Default">
      <style:paragraph-properties fo:margin-left="0.0138in" fo:margin-right="0.0063in" fo:margin-top="0.002in" fo:margin-bottom="0in" loext:contextual-spacing="false" style:line-height-at-least="0.139in" fo:text-align="start" style:justify-single-word="false" fo:text-indent="0in" style:auto-text-indent="false">
        <style:tab-stops>
          <style:tab-stop style:position="5.5374in"/>
        </style:tab-stops>
      </style:paragraph-properties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Calibri" fo:font-size="18pt" style:text-underline-style="solid" style:text-underline-width="auto" style:text-underline-color="font-color" fo:font-weight="bold" officeooo:rsid="0001dc1a" officeooo:paragraph-rsid="0001dc1a" style:font-size-asian="18pt" style:font-weight-asian="bold" style:font-size-complex="18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Calibri" fo:font-size="18pt" style:text-underline-style="solid" style:text-underline-width="auto" style:text-underline-color="font-color" fo:font-weight="normal" officeooo:rsid="0001fc44" officeooo:paragraph-rsid="0001fc44" style:font-size-asian="18pt" style:font-weight-asian="normal" style:font-size-complex="18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Calibri" fo:font-size="18pt" style:text-underline-style="none" fo:font-weight="normal" officeooo:rsid="0001fc44" officeooo:paragraph-rsid="0001fc44" style:font-size-asian="15.75pt" style:font-weight-asian="normal" style:font-size-complex="18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Calibri" fo:font-size="22pt" style:text-underline-style="solid" style:text-underline-width="auto" style:text-underline-color="font-color" fo:font-weight="bold" officeooo:rsid="0001fc44" officeooo:paragraph-rsid="0001fc44" style:font-size-asian="19.25pt" style:font-weight-asian="bold" style:font-size-complex="22pt" style:font-weight-complex="bold"/>
    </style:style>
    <style:style style:name="P60" style:family="paragraph" style:parent-style-name="Standard">
      <style:paragraph-properties fo:margin-left="0.0138in" fo:margin-right="0.0055in" fo:margin-top="0.0008in" fo:margin-bottom="0in" loext:contextual-spacing="false" style:line-height-at-least="0.338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fo:letter-spacing="-0.0008in" style:font-size-asian="18pt" style:font-size-complex="18pt"/>
    </style:style>
    <style:style style:name="P61" style:family="paragraph" style:parent-style-name="Standard">
      <style:paragraph-properties fo:margin-left="0.0138in" fo:margin-right="0.0055in" style:line-height-at-least="0.3382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2pt" fo:letter-spacing="-0.0016in" style:font-size-asian="12pt"/>
    </style:style>
    <style:style style:name="P62" style:family="paragraph" style:parent-style-name="Default">
      <style:paragraph-properties fo:margin-left="0.0138in" fo:margin-right="0.0098in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fo:letter-spacing="-0.0008in" fo:font-style="italic" fo:font-weight="bold" style:font-size-asian="18pt" style:font-style-asian="italic" style:font-weight-asian="bold" style:font-size-complex="18pt"/>
    </style:style>
    <style:style style:name="P63" style:family="paragraph" style:parent-style-name="Default">
      <style:paragraph-properties fo:margin-left="0.0138in" fo:margin-right="0.0091in" fo:margin-top="0.0008in" fo:margin-bottom="0in" loext:contextual-spacing="false" style:line-height-at-least="0.139in" fo:text-align="start" style:justify-single-word="false" fo:text-indent="0in" style:auto-text-indent="false">
        <style:tab-stops>
          <style:tab-stop style:position="5.5382in"/>
        </style:tab-stops>
      </style:paragraph-properties>
      <style:text-properties style:font-name="Calibri" fo:font-size="18pt" fo:letter-spacing="-0.0075in" fo:font-style="italic" fo:font-weight="bold" style:font-size-asian="18pt" style:font-style-asian="italic" style:font-weight-asian="bold" style:font-size-complex="18pt"/>
    </style:style>
    <style:style style:name="P64" style:family="paragraph" style:parent-style-name="Default">
      <style:paragraph-properties fo:margin-left="0.0138in" fo:margin-right="0.0075in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fo:letter-spacing="-0.0008in" fo:font-style="italic" fo:font-weight="bold" style:font-size-asian="18pt" style:font-style-asian="italic" style:font-weight-asian="bold" style:font-size-complex="18pt"/>
    </style:style>
    <style:style style:name="P65" style:family="paragraph" style:parent-style-name="Default">
      <style:paragraph-properties fo:margin-left="0.0138in" fo:margin-right="0.0146in" fo:margin-top="0.0008in" fo:margin-bottom="0in" loext:contextual-spacing="false" style:line-height-at-least="0.139in" fo:text-align="start" style:justify-single-word="false" fo:text-indent="0in" style:auto-text-indent="false">
        <style:tab-stops>
          <style:tab-stop style:position="0.5146in"/>
        </style:tab-stops>
      </style:paragraph-properties>
      <style:text-properties style:font-name="Calibri" fo:font-size="18pt" fo:letter-spacing="normal" fo:font-style="italic" fo:font-weight="bold" style:font-size-asian="18pt" style:font-style-asian="italic" style:font-weight-asian="bold" style:font-size-complex="18pt"/>
    </style:style>
    <style:style style:name="T1" style:family="text">
      <style:text-properties fo:color="#221f1f" fo:letter-spacing="-0.0008in"/>
    </style:style>
    <style:style style:name="T2" style:family="text">
      <style:text-properties fo:color="#221f1f" fo:letter-spacing="-0.0008in" fo:font-style="italic" fo:font-weight="bold" style:font-style-asian="italic" style:font-weight-asian="bold"/>
    </style:style>
    <style:style style:name="T3" style:family="text">
      <style:text-properties fo:color="#221f1f" fo:letter-spacing="normal"/>
    </style:style>
    <style:style style:name="T4" style:family="text">
      <style:text-properties fo:color="#221f1f" fo:letter-spacing="normal" fo:font-style="italic" fo:font-weight="bold" style:font-style-asian="italic" style:font-weight-asian="bold"/>
    </style:style>
    <style:style style:name="T5" style:family="text">
      <style:text-properties fo:color="#221f1f" fo:letter-spacing="0.0047in" fo:font-style="italic" fo:font-weight="bold" style:font-style-asian="italic" style:font-weight-asian="bold"/>
    </style:style>
    <style:style style:name="T6" style:family="text">
      <style:text-properties fo:color="#221f1f" fo:letter-spacing="0.0035in"/>
    </style:style>
    <style:style style:name="T7" style:family="text">
      <style:text-properties fo:color="#221f1f" fo:letter-spacing="0.0008in"/>
    </style:style>
    <style:style style:name="T8" style:family="text">
      <style:text-properties fo:color="#221f1f" fo:letter-spacing="-0.0055in"/>
    </style:style>
    <style:style style:name="T9" style:family="text">
      <style:text-properties fo:color="#221f1f" fo:letter-spacing="-0.0055in" fo:font-style="italic" fo:font-weight="bold" style:font-style-asian="italic" style:font-weight-asian="bold"/>
    </style:style>
    <style:style style:name="T10" style:family="text">
      <style:text-properties fo:color="#221f1f" fo:letter-spacing="0.0028in"/>
    </style:style>
    <style:style style:name="T11" style:family="text">
      <style:text-properties fo:color="#221f1f" fo:letter-spacing="-0.0417in"/>
    </style:style>
    <style:style style:name="T12" style:family="text">
      <style:text-properties fo:color="#221f1f" fo:letter-spacing="-0.0047in" fo:font-style="italic" fo:font-weight="bold" style:font-style-asian="italic" style:font-weight-asian="bold"/>
    </style:style>
    <style:style style:name="T13" style:family="text">
      <style:text-properties fo:color="#221f1f" fo:letter-spacing="-0.0071in" fo:font-style="italic" fo:font-weight="bold" style:font-style-asian="italic" style:font-weight-asian="bold"/>
    </style:style>
    <style:style style:name="T14" style:family="text">
      <style:text-properties fo:color="#221f1f" fo:letter-spacing="-0.0016in"/>
    </style:style>
    <style:style style:name="T15" style:family="text">
      <style:text-properties fo:color="#221f1f" fo:letter-spacing="0.0016in"/>
    </style:style>
    <style:style style:name="T16" style:family="text">
      <style:text-properties fo:color="#221f1f" fo:letter-spacing="-0.002in"/>
    </style:style>
    <style:style style:name="T17" style:family="text">
      <style:text-properties fo:letter-spacing="-0.0417in"/>
    </style:style>
    <style:style style:name="T18" style:family="text">
      <style:text-properties fo:letter-spacing="-0.0071in"/>
    </style:style>
    <style:style style:name="T19" style:family="text">
      <style:text-properties fo:letter-spacing="-0.0071in" fo:font-style="italic" style:font-style-asian="italic"/>
    </style:style>
    <style:style style:name="T20" style:family="text">
      <style:text-properties fo:letter-spacing="-0.0008in"/>
    </style:style>
    <style:style style:name="T21" style:family="text">
      <style:text-properties fo:letter-spacing="-0.0008in" fo:font-style="italic" fo:font-weight="bold" style:font-style-asian="italic" style:font-weight-asian="bold"/>
    </style:style>
    <style:style style:name="T22" style:family="text">
      <style:text-properties fo:letter-spacing="-0.0008in" fo:font-style="italic" style:font-style-asian="italic"/>
    </style:style>
    <style:style style:name="T23" style:family="text">
      <style:text-properties fo:letter-spacing="normal"/>
    </style:style>
    <style:style style:name="T24" style:family="text">
      <style:text-properties fo:letter-spacing="normal" fo:font-style="italic" fo:font-weight="bold" style:font-style-asian="italic" style:font-weight-asian="bold"/>
    </style:style>
    <style:style style:name="T25" style:family="text">
      <style:text-properties fo:letter-spacing="0.0028in"/>
    </style:style>
    <style:style style:name="T26" style:family="text">
      <style:text-properties fo:letter-spacing="-0.0016in"/>
    </style:style>
    <style:style style:name="T27" style:family="text">
      <style:text-properties fo:letter-spacing="-0.0016in" fo:font-style="italic" style:font-style-asian="italic"/>
    </style:style>
    <style:style style:name="T28" style:family="text">
      <style:text-properties fo:letter-spacing="-0.0035in"/>
    </style:style>
    <style:style style:name="T29" style:family="text">
      <style:text-properties fo:letter-spacing="0.0173in" fo:font-style="italic" fo:font-weight="bold" style:font-style-asian="italic" style:font-weight-asian="bold"/>
    </style:style>
    <style:style style:name="T30" style:family="text">
      <style:text-properties fo:letter-spacing="0.0165in" fo:font-style="italic" fo:font-weight="bold" style:font-style-asian="italic" style:font-weight-asian="bold"/>
    </style:style>
    <style:style style:name="T31" style:family="text">
      <style:text-properties fo:letter-spacing="0.0161in"/>
    </style:style>
    <style:style style:name="T32" style:family="text">
      <style:text-properties fo:letter-spacing="0.0161in" fo:font-style="italic" fo:font-weight="bold" style:font-style-asian="italic" style:font-weight-asian="bold"/>
    </style:style>
    <style:style style:name="T33" style:family="text">
      <style:text-properties fo:letter-spacing="0.0181in" fo:font-style="italic" fo:font-weight="bold" style:font-style-asian="italic" style:font-weight-asian="bold"/>
    </style:style>
    <style:style style:name="T34" style:family="text">
      <style:text-properties fo:letter-spacing="-0.0075in" fo:font-style="italic" fo:font-weight="bold" style:font-style-asian="italic" style:font-weight-asian="bold"/>
    </style:style>
    <style:style style:name="T35" style:family="text">
      <style:text-properties fo:letter-spacing="0.0083in"/>
    </style:style>
    <style:style style:name="T36" style:family="text">
      <style:text-properties fo:letter-spacing="0.0083in" fo:font-style="italic" fo:font-weight="bold" style:font-style-asian="italic" style:font-weight-asian="bold"/>
    </style:style>
    <style:style style:name="T37" style:family="text">
      <style:text-properties fo:letter-spacing="0.0008in"/>
    </style:style>
    <style:style style:name="T38" style:family="text">
      <style:text-properties fo:letter-spacing="0.0075in"/>
    </style:style>
    <style:style style:name="T39" style:family="text">
      <style:text-properties fo:letter-spacing="-0.002in"/>
    </style:style>
    <style:style style:name="T40" style:family="text">
      <style:text-properties fo:letter-spacing="0.0016in"/>
    </style:style>
    <style:style style:name="T41" style:family="text">
      <style:text-properties fo:letter-spacing="0.0138in"/>
    </style:style>
    <style:style style:name="T42" style:family="text">
      <style:text-properties fo:letter-spacing="0.0146in"/>
    </style:style>
    <style:style style:name="T43" style:family="text">
      <style:text-properties fo:letter-spacing="0.0126in"/>
    </style:style>
    <style:style style:name="T44" style:family="text">
      <style:text-properties fo:letter-spacing="0.0134in"/>
    </style:style>
    <style:style style:name="T45" style:family="text">
      <style:text-properties fo:letter-spacing="0.0118in"/>
    </style:style>
    <style:style style:name="T46" style:family="text">
      <style:text-properties fo:letter-spacing="-0.0028in"/>
    </style:style>
    <style:style style:name="T47" style:family="text">
      <style:text-properties fo:letter-spacing="-0.0091in"/>
    </style:style>
    <style:style style:name="T48" style:family="text">
      <style:text-properties fo:letter-spacing="-0.0083in"/>
    </style:style>
    <style:style style:name="T49" style:family="text">
      <style:text-properties fo:letter-spacing="-0.0193in"/>
    </style:style>
    <style:style style:name="T50" style:family="text">
      <style:text-properties fo:letter-spacing="0.002in"/>
    </style:style>
    <style:style style:name="T51" style:family="text">
      <style:text-properties fo:letter-spacing="0.0236in"/>
    </style:style>
    <style:style style:name="T52" style:family="text">
      <style:text-properties fo:letter-spacing="0.0244in"/>
    </style:style>
    <style:style style:name="T53" style:family="text">
      <style:text-properties fo:letter-spacing="0.022in"/>
    </style:style>
    <style:style style:name="T54" style:family="text">
      <style:text-properties fo:letter-spacing="0.0252in"/>
    </style:style>
    <style:style style:name="T55" style:family="text">
      <style:text-properties fo:letter-spacing="-0.0283in"/>
    </style:style>
    <style:style style:name="T56" style:family="text">
      <style:text-properties fo:letter-spacing="-0.0043in"/>
    </style:style>
    <style:style style:name="T57" style:family="text">
      <style:text-properties fo:letter-spacing="-0.0189in"/>
    </style:style>
    <style:style style:name="T58" style:family="text">
      <style:text-properties fo:letter-spacing="-0.0047in"/>
    </style:style>
    <style:style style:name="T59" style:family="text">
      <style:text-properties fo:letter-spacing="-0.0134in"/>
    </style:style>
    <style:style style:name="T60" style:family="text">
      <style:text-properties fo:letter-spacing="-0.0098in"/>
    </style:style>
    <style:style style:name="T61" style:family="text">
      <style:text-properties fo:letter-spacing="-0.0382in"/>
    </style:style>
    <style:style style:name="T62" style:family="text">
      <style:text-properties fo:letter-spacing="-0.0563in"/>
    </style:style>
    <style:style style:name="T63" style:family="text">
      <style:text-properties fo:letter-spacing="0.0063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<text:s/></text:span><text:span text:style-name="T19">Qur‟an</text:span></text:p>
      <text:p text:style-name="P3"/>
      <text:p text:style-name="P4"><text:span text:style-name="T20">According </text:span><text:span text:style-name="T23">to the </text:span><text:span text:style-name="T20">scholars of Islam, laws are formulated and codified through different <text:s/>injunctions of the Qur‘an. </text:span><text:span text:style-name="T23">They are </text:span><text:span text:style-name="T20">all </text:span><text:span text:style-name="T23">important </text:span><text:span text:style-name="T20">in </text:span><text:span text:style-name="T23">a way or </text:span><text:span text:style-name="T20">another. </text:span><text:span text:style-name="T25">We </text:span><text:span text:style-name="T26">have </text:span><text:span text:style-name="T23">the </text:span><text:span text:style-name="T20">injunctions <text:s/>from </text:span><text:span text:style-name="T23">the </text:span><text:span text:style-name="T20">Ayatul Ahkaam. They </text:span><text:span text:style-name="T23">are </text:span><text:span text:style-name="T20">the verses </text:span><text:span text:style-name="T23">of </text:span><text:span text:style-name="T20">the Qur‘an dealing </text:span><text:span text:style-name="T26">with </text:span><text:span text:style-name="T23">rules </text:span><text:span text:style-name="T20">and <text:s/>regulations. They </text:span><text:span text:style-name="T23">are </text:span><text:span text:style-name="T20">the direct law </text:span><text:span text:style-name="T23">to</text:span><text:span text:style-name="T28"> </text:span><text:span text:style-name="T20">Muslims.</text:span></text:p>
      <text:p text:style-name="P7"/>
      <text:p text:style-name="P8"><text:span text:style-name="T24">According</text:span><text:span text:style-name="T29"> </text:span><text:span text:style-name="T24">to</text:span><text:span text:style-name="T30"> </text:span><text:span text:style-name="T21">Imam</text:span><text:span text:style-name="T32"> </text:span><text:span text:style-name="T24">Suyuti</text:span><text:span text:style-name="T29"> </text:span><text:span text:style-name="T21">(ra)</text:span><text:span text:style-name="T29"> </text:span><text:span text:style-name="T21">there</text:span><text:span text:style-name="T33"> </text:span><text:span text:style-name="T21">are</text:span><text:span text:style-name="T32"> </text:span><text:span text:style-name="T24">about</text:span><text:span text:style-name="T32"> </text:span><text:span text:style-name="T21">600</text:span><text:span text:style-name="T33"> </text:span><text:span text:style-name="T21">verses</text:span><text:span text:style-name="T33"> </text:span><text:span text:style-name="T21">dealing</text:span><text:span text:style-name="T30"> </text:span><text:span text:style-name="T21">directly</text:span><text:span text:style-name="T33"> </text:span><text:span text:style-name="T24">with</text:span><text:span text:style-name="T30"> </text:span><text:span text:style-name="T21">order</text:span></text:p>
      <text:p text:style-name="P8"><text:span text:style-name="T17"><text:s/></text:span><text:span text:style-name="T24">from </text:span><text:span text:style-name="T21">Allah. These verses </text:span><text:span text:style-name="T34">can‟t </text:span><text:span text:style-name="T24">be </text:span><text:span text:style-name="T21">altered in </text:span><text:span text:style-name="T24">any</text:span><text:span text:style-name="T36"> </text:span><text:span text:style-name="T24">way.</text:span></text:p>
      <text:p text:style-name="P9"/>
      <text:p text:style-name="P16"><text:span text:style-name="T20">Firstly, </text:span><text:span text:style-name="T23">they deal </text:span><text:span text:style-name="T20">with family, business, crimes, halal, </text:span><text:span text:style-name="T23">haram </text:span><text:span text:style-name="T20">and many</text:span><text:span text:style-name="T37"> </text:span><text:span text:style-name="T23">others.</text:span></text:p>
      <text:p text:style-name="P19"><text:span text:style-name="T20">Secondly, </text:span><text:span text:style-name="T26">we </text:span><text:span text:style-name="T20">have </text:span><text:span text:style-name="T23">the </text:span><text:span text:style-name="T20">injunctions </text:span><text:span text:style-name="T23">from </text:span><text:span text:style-name="T20">histories of </text:span><text:span text:style-name="T23">past </text:span><text:span text:style-name="T20">prophets. From them, lessons <text:s/>can be derived and </text:span><text:span text:style-name="T26">be </text:span><text:span text:style-name="T20">applied as laws </text:span><text:span text:style-name="T23">of </text:span><text:span text:style-name="T20">permissible or not. Due </text:span><text:span text:style-name="T23">to the </text:span><text:span text:style-name="T20">deeds </text:span><text:span text:style-name="T26">and <text:s/></text:span><text:span text:style-name="T20">sayings </text:span><text:span text:style-name="T23">of </text:span><text:span text:style-name="T20">past prophets, </text:span><text:span text:style-name="T23">it </text:span><text:span text:style-name="T20">is either allowed or not </text:span><text:span text:style-name="T23">to </text:span><text:span text:style-name="T20">say or </text:span><text:span text:style-name="T23">to </text:span><text:span text:style-name="T20">do something. Many <text:s/>invocations and Ibaadah that </text:span><text:span text:style-name="T26">we </text:span><text:span text:style-name="T20">practise today </text:span><text:span text:style-name="T23">are </text:span><text:span text:style-name="T20">from </text:span><text:span text:style-name="T23">the </text:span><text:span text:style-name="T20">past</text:span><text:span text:style-name="T38"> </text:span><text:span text:style-name="T20">prophets.</text:span></text:p>
      <text:p text:style-name="P20"><text:span text:style-name="T20">Thirdly </text:span><text:span text:style-name="T23">there </text:span><text:span text:style-name="T26">are </text:span><text:span text:style-name="T20">the injunctions from the remembrance of Allah. It is a </text:span><text:span text:style-name="T23">fact </text:span><text:span text:style-name="T20">that the <text:s/>remembrance of Allah brings love and </text:span><text:span text:style-name="T23">fear at the </text:span><text:span text:style-name="T26">same </text:span><text:span text:style-name="T20">time in the hearts of Muslims. <text:s/></text:span><text:span text:style-name="T23">If sincerely </text:span><text:span text:style-name="T26">we </text:span><text:span text:style-name="T20">love Allah, this </text:span><text:span text:style-name="T26">will </text:span><text:span text:style-name="T20">be the natural feeling. Being a </text:span><text:span text:style-name="T23">sinner </text:span><text:span text:style-name="T20">and at </text:span><text:span text:style-name="T26">the <text:s/></text:span><text:span text:style-name="T23">same </text:span><text:span text:style-name="T20">time a worshipper is not compatible. Committing sins and </text:span><text:span text:style-name="T23">at the </text:span><text:span text:style-name="T20">same </text:span><text:span text:style-name="T23">time <text:s/></text:span><text:span text:style-name="T20">remembering Allah is not</text:span><text:span text:style-name="T37"> </text:span><text:span text:style-name="T20">compatible.</text:span></text:p>
      <text:p text:style-name="P22"><text:span text:style-name="T23">Fourthly there </text:span><text:span text:style-name="T20">are injunctions through </text:span><text:span text:style-name="T23">death </text:span><text:span text:style-name="T20">and life after death. Laws pertaining to <text:s/>what will happen </text:span><text:span text:style-name="T23">at </text:span><text:span text:style-name="T20">one‘s death </text:span><text:span text:style-name="T23">or </text:span><text:span text:style-name="T20">life after </text:span><text:soft-page-break/><text:span text:style-name="T20">death is mentioned through the Qur‘an. <text:s/>There are many verses dealing with </text:span><text:span text:style-name="T23">the </text:span><text:span text:style-name="T20">peaceful atmosphere and </text:span><text:span text:style-name="T23">the </text:span><text:span text:style-name="T20">punishment at <text:s/></text:span><text:span text:style-name="T23">that</text:span><text:span text:style-name="T39"> </text:span><text:span text:style-name="T20">moment.</text:span></text:p>
      <text:p text:style-name="P23"/>
      <text:p text:style-name="P62">Hadith</text:p>
      <text:p text:style-name="P24"/>
      <text:p text:style-name="P5"><text:span text:style-name="T20">Laws are derived from </text:span><text:span text:style-name="T37">the </text:span><text:span text:style-name="T20">hadith of </text:span><text:span text:style-name="T23">the </text:span><text:span text:style-name="T20">prophet through different ways. Firstly, </text:span><text:span text:style-name="T23">the </text:span><text:span text:style-name="T20">scholars <text:s/>will </text:span><text:span text:style-name="T23">study </text:span><text:span text:style-name="T20">and examine all hadith Qudsiy </text:span><text:span text:style-name="T23">– </text:span><text:span text:style-name="T20">hadith narrated by </text:span><text:span text:style-name="T23">the </text:span><text:span text:style-name="T20">prophet from the words and <text:s/>message of Allah. Then </text:span><text:span text:style-name="T23">there </text:span><text:span text:style-name="T26">will </text:span><text:span text:style-name="T23">be the </text:span><text:span text:style-name="T20">analysis </text:span><text:span text:style-name="T23">of all </text:span><text:span text:style-name="T20">hadith Swahih, Hasan and dwa‘if </text:span><text:span text:style-name="T40">from <text:s/></text:span><text:span text:style-name="T23">the </text:span><text:span text:style-name="T20">prophet, Ashab, Tabi‘in and Tab‘ut Tabi‘in. All the words and sayings </text:span><text:span text:style-name="T23">or </text:span><text:span text:style-name="T26">laws </text:span><text:span text:style-name="T23">decided <text:s/></text:span><text:span text:style-name="T20">and codified by </text:span><text:span text:style-name="T23">the </text:span><text:span text:style-name="T20">above mentioned groups </text:span><text:span text:style-name="T23">of </text:span><text:span text:style-name="T20">persons must be </text:span><text:span text:style-name="T23">taken </text:span><text:span text:style-name="T20">into consideration. <text:s/>Not only </text:span><text:span text:style-name="T23">the </text:span><text:span text:style-name="T20">words but </text:span><text:span text:style-name="T23">the </text:span><text:span text:style-name="T20">deeds and actions of all of them are also </text:span><text:span text:style-name="T23">considered </text:span><text:span text:style-name="T20">as Sunnah. <text:s/>Their silent approval is regarded as law. Thus, rules and regulations pertaining </text:span><text:span text:style-name="T23">to </text:span><text:span text:style-name="T20">the hadith <text:s/>and Sunnah of </text:span><text:span text:style-name="T23">the </text:span><text:span text:style-name="T20">prophet and the next three generations </text:span><text:span text:style-name="T23">are </text:span><text:span text:style-name="T20">classified </text:span><text:span text:style-name="T23">as </text:span><text:span text:style-name="T20">Shari‘ah. The <text:s/>hadith and Sunnah </text:span><text:span text:style-name="T23">act as a </text:span><text:span text:style-name="T20">complementary </text:span><text:span text:style-name="T23">body to </text:span><text:span text:style-name="T20">the </text:span><text:span text:style-name="T23">Qur‘an. </text:span><text:span text:style-name="T20">They are </text:span><text:span text:style-name="T23">the </text:span><text:span text:style-name="T20">explanation </text:span><text:span text:style-name="T23">– <text:s/>tafsir</text:span><text:span text:style-name="T41"> </text:span><text:span text:style-name="T23">–</text:span><text:span text:style-name="T42"> </text:span><text:span text:style-name="T20">of</text:span><text:span text:style-name="T31"> </text:span><text:span text:style-name="T20">the</text:span><text:span text:style-name="T42"> </text:span><text:span text:style-name="T20">Qur‘an.</text:span><text:span text:style-name="T43"> </text:span><text:span text:style-name="T20">There</text:span><text:span text:style-name="T41"> </text:span><text:span text:style-name="T23">are</text:span><text:span text:style-name="T41"> </text:span><text:span text:style-name="T20">verses</text:span><text:span text:style-name="T41"> </text:span><text:span text:style-name="T20">of</text:span><text:span text:style-name="T31"> </text:span><text:span text:style-name="T20">the</text:span><text:span text:style-name="T42"> </text:span><text:span text:style-name="T20">Qur‘an</text:span><text:span text:style-name="T42"> </text:span><text:span text:style-name="T23">or</text:span><text:span text:style-name="T44"> </text:span><text:span text:style-name="T20">the</text:span><text:span text:style-name="T42"> </text:span><text:span text:style-name="T20">application</text:span><text:span text:style-name="T42"> </text:span><text:span text:style-name="T20">of</text:span><text:span text:style-name="T31"> </text:span><text:span text:style-name="T20">certain</text:span><text:span text:style-name="T42"> </text:span><text:span text:style-name="T20">verses</text:span><text:span text:style-name="T41"> </text:span><text:span text:style-name="T20">in common usages which need the authority and explanation of the Sunnah. </text:span><text:span text:style-name="T23">It </text:span><text:span text:style-name="T20">is a </text:span><text:span text:style-name="T26">way </text:span><text:span text:style-name="T20">of <text:s/>following the footsteps of the</text:span><text:span text:style-name="T23"> </text:span><text:span text:style-name="T20">prophet.</text:span></text:p>
      <text:p text:style-name="P26"/>
      <text:p text:style-name="P63">Ijma‟</text:p>
      <text:p text:style-name="P27"/>
      <text:p text:style-name="P25"><text:span text:style-name="T27">Ijma </text:span><text:span text:style-name="T20">is </text:span><text:span text:style-name="T23">the </text:span><text:span text:style-name="T20">verbal noun of the Arabic word </text:span><text:span text:style-name="T22">Ajma'a </text:span><text:span text:style-name="T20">having 2</text:span><text:span text:style-name="T45"> </text:span><text:span text:style-name="T20">meanings:</text:span></text:p>
      <text:p text:style-name="P28"/>
      <text:p text:style-name="P29"><text:soft-page-break/><text:span text:style-name="T23">to </text:span><text:span text:style-name="T20">determine</text:span></text:p>
      <text:p text:style-name="P29"><text:span text:style-name="T23">to </text:span><text:span text:style-name="T20">agree upon</text:span><text:span text:style-name="T23"> </text:span><text:span text:style-name="T20">something.</text:span></text:p>
      <text:p text:style-name="P30"/>
      <text:p text:style-name="P31"><text:span text:style-name="T23">It </text:span><text:span text:style-name="T20">is the general consensus of the </text:span><text:span text:style-name="T23">scholars </text:span><text:span text:style-name="T20">of </text:span><text:span text:style-name="T23">Islam. It </text:span><text:span text:style-name="T20">is the agreed </text:span><text:span text:style-name="T23">opinion </text:span><text:span text:style-name="T20">of the ulama on a <text:s/>specific verdict. </text:span><text:span text:style-name="T23">There </text:span><text:span text:style-name="T20">are three kinds of </text:span><text:span text:style-name="T23">Ijma‘</text:span><text:span text:style-name="T46"> </text:span><text:span text:style-name="T20">namely:</text:span></text:p>
      <text:p text:style-name="P32"/>
      <text:p text:style-name="P33"><text:span text:style-name="T23">Ijma‘ al</text:span><text:span text:style-name="T28"> </text:span><text:span text:style-name="T20">Qawl:</text:span></text:p>
      <text:p text:style-name="P34"><text:span text:style-name="T23">Ijma‘ al</text:span><text:span text:style-name="T39"> </text:span><text:span text:style-name="T20">Fi‘l</text:span></text:p>
      <text:p text:style-name="P33"><text:span text:style-name="T23">Ijma‘ al</text:span><text:span text:style-name="T28"> </text:span><text:span text:style-name="T20">Soukout.</text:span></text:p>
      <text:p text:style-name="P35"/>
      <text:p text:style-name="P36"><text:span text:style-name="T23">Ijma‘ al </text:span><text:span text:style-name="T20">Qawl is </text:span><text:span text:style-name="T23">the Ijma‘ and </text:span><text:span text:style-name="T20">decision uttered </text:span><text:span text:style-name="T23">by the </text:span><text:span text:style-name="T20">scholars </text:span><text:span text:style-name="T23">– </text:span><text:span text:style-name="T20">verbally. </text:span><text:span text:style-name="T23">The </text:span><text:span text:style-name="T20">ulama voice out <text:s/></text:span><text:span text:style-name="T23">their </text:span><text:span text:style-name="T20">opinions and decisions. If there is unanimity </text:span><text:span text:style-name="T23">among </text:span><text:span text:style-name="T20">the scholars, </text:span><text:span text:style-name="T23">then </text:span><text:span text:style-name="T20">it is called </text:span><text:span text:style-name="T23">al </text:span><text:span text:style-name="T20">Ijma‘ <text:s/></text:span><text:span text:style-name="T23">al </text:span><text:span text:style-name="T20">Qawl </text:span><text:span text:style-name="T23">al </text:span><text:span text:style-name="T20">Azimah where </text:span><text:span text:style-name="T47">‗azimah </text:span><text:span text:style-name="T20">means </text:span><text:span text:style-name="T26">regular. </text:span><text:span text:style-name="T20">Thus it is </text:span><text:span text:style-name="T23">a </text:span><text:span text:style-name="T20">consensus through </text:span><text:span text:style-name="T23">a </text:span><text:span text:style-name="T20">regular <text:s/>saying. </text:span><text:span text:style-name="T23">If </text:span><text:span text:style-name="T20">there </text:span><text:span text:style-name="T23">are </text:span><text:span text:style-name="T20">differences of opinions, then it </text:span><text:span text:style-name="T26">will </text:span><text:span text:style-name="T23">be al </text:span><text:span text:style-name="T20">ijma‘ </text:span><text:span text:style-name="T23">al </text:span><text:span text:style-name="T26">qawl </text:span><text:span text:style-name="T23">al rukhsah </text:span><text:span text:style-name="T26">where <text:s/></text:span><text:span text:style-name="T20">rukhsah means irregular. </text:span><text:span text:style-name="T23">Thus it </text:span><text:span text:style-name="T20">is a consensus through </text:span><text:span text:style-name="T26">an </text:span><text:span text:style-name="T20">irregular </text:span><text:span text:style-name="T23">saying. It </text:span><text:span text:style-name="T20">can </text:span><text:span text:style-name="T26">be </text:span><text:span text:style-name="T20">also <text:s/>an ijma through regular or irregular deeds </text:span><text:span text:style-name="T23">– al </text:span><text:span text:style-name="T20">ijma‘ </text:span><text:span text:style-name="T23">al fi‘l al </text:span><text:span text:style-name="T48">‗azimah </text:span><text:span text:style-name="T23">or al </text:span><text:span text:style-name="T20">ijma‘ </text:span><text:span text:style-name="T23">al fi‘l al <text:s/>rukhsah. The same </text:span><text:span text:style-name="T20">is applied </text:span><text:span text:style-name="T23">to al </text:span><text:span text:style-name="T20">ijma‘ </text:span><text:span text:style-name="T23">al</text:span><text:span text:style-name="T47"> </text:span><text:span text:style-name="T20">soukout.</text:span></text:p>
      <text:p text:style-name="P38"/>
      <text:p text:style-name="P64">Qiyas</text:p>
      <text:p text:style-name="P39"/>
      <text:p text:style-name="P36"><text:span text:style-name="T23">It </text:span><text:span text:style-name="T20">is </text:span><text:span text:style-name="T23">the </text:span><text:span text:style-name="T20">analogy or </text:span><text:span text:style-name="T23">the </text:span><text:span text:style-name="T20">analogical deduction. Islamically spoken, </text:span><text:span text:style-name="T23">it </text:span><text:span text:style-name="T20">is </text:span><text:span text:style-name="T23">the analogical </text:span><text:span text:style-name="T20">deduction <text:s/>on a specific domain or problem according </text:span><text:span text:style-name="T23">to the Islamic </text:span><text:span text:style-name="T26">Law. </text:span><text:span text:style-name="T23">It </text:span><text:span text:style-name="T20">is </text:span><text:span text:style-name="T23">the </text:span><text:span text:style-name="T20">deliberation on any <text:s/>new problem or situation arising in a society resulting on a solution. Qiyas is done by <text:s/>analysing and scrutinising all cases and events </text:span><text:span text:style-name="T23">resembling </text:span><text:span text:style-name="T20">any new </text:span><text:soft-page-break/><text:span text:style-name="T20">situation as from the <text:s/></text:span><text:span text:style-name="T23">time </text:span><text:span text:style-name="T20">of the prophet (s.a.w) till </text:span><text:span text:style-name="T23">the </text:span><text:span text:style-name="T20">present one. </text:span><text:span text:style-name="T23">The </text:span><text:span text:style-name="T20">ulama </text:span><text:span text:style-name="T23">must </text:span><text:span text:style-name="T20">analyse one by one </text:span><text:span text:style-name="T23">for <text:s/></text:span><text:span text:style-name="T20">deduction. If ever there </text:span><text:span text:style-name="T26">was </text:span><text:span text:style-name="T20">a similar </text:span><text:span text:style-name="T23">problem, </text:span><text:span text:style-name="T20">then the solution </text:span><text:span text:style-name="T26">will </text:span><text:span text:style-name="T20">be </text:span><text:span text:style-name="T23">of </text:span><text:span text:style-name="T20">similar character. <text:s/>However, </text:span><text:span text:style-name="T23">if it </text:span><text:span text:style-name="T20">is partly similar, then </text:span><text:span text:style-name="T23">the </text:span><text:span text:style-name="T20">solution </text:span><text:span text:style-name="T26">will </text:span><text:span text:style-name="T20">be </text:span><text:span text:style-name="T23">according to </text:span><text:span text:style-name="T20">the degree of</text:span><text:span text:style-name="T44"> </text:span><text:span text:style-name="T20">severity.</text:span></text:p>
      <text:p text:style-name="P40"/>
      <text:p text:style-name="P41"><text:span text:style-name="T20">There are </text:span><text:span text:style-name="T26">two </text:span><text:span text:style-name="T23">kinds </text:span><text:span text:style-name="T20">of Qiyas, one al Qiyas al Jaliyy and secondly al Qiyas al Khafiyy. </text:span><text:span text:style-name="T23">The <text:s/>first </text:span><text:span text:style-name="T20">type is where there is no need </text:span><text:span text:style-name="T23">for </text:span><text:span text:style-name="T20">explanation. It is </text:span><text:span text:style-name="T23">clear. </text:span><text:span text:style-name="T20">The second one needs <text:s/>explanation from the Ulama. </text:span><text:span text:style-name="T23">The </text:span><text:span text:style-name="T20">latter </text:span><text:span text:style-name="T26">will </text:span><text:span text:style-name="T20">be gathered through a Majlis Shurah consisting of <text:s/>11 members including </text:span><text:span text:style-name="T23">the </text:span><text:span text:style-name="T20">president and </text:span><text:span text:style-name="T23">they </text:span><text:span text:style-name="T20">will deliberate on the situation.</text:span></text:p>
      <text:p text:style-name="P42"/>
      <text:p text:style-name="P65">Ijtihad</text:p>
      <text:p text:style-name="P43"/>
      <text:p text:style-name="P10"><text:span text:style-name="T20">Literally </text:span><text:span text:style-name="T23">it </text:span><text:span text:style-name="T20">is </text:span><text:span text:style-name="T23">the </text:span><text:span text:style-name="T20">using of the human faculty </text:span><text:span text:style-name="T23">for </text:span><text:span text:style-name="T20">judgement. Islamically speaking, </text:span><text:span text:style-name="T23">it </text:span><text:span text:style-name="T20">is </text:span><text:span text:style-name="T40">the </text:span><text:span text:style-name="T26">use <text:s/></text:span><text:span text:style-name="T20">of </text:span><text:span text:style-name="T23">the </text:span><text:span text:style-name="T20">intellect based </text:span><text:span text:style-name="T23">on </text:span><text:span text:style-name="T20">the Qur‘an, Hadith, </text:span><text:span text:style-name="T23">Ijma‘ </text:span><text:span text:style-name="T20">and Qiyas </text:span><text:span text:style-name="T23">to </text:span><text:span text:style-name="T20">arrive </text:span><text:span text:style-name="T23">to a </text:span><text:span text:style-name="T20">solution </text:span><text:span text:style-name="T23">to </text:span><text:span text:style-name="T20">any <text:s/>cropping up problem of the society. </text:span><text:span text:style-name="T23">This </text:span><text:span text:style-name="T20">is also done by </text:span><text:span text:style-name="T23">the </text:span><text:span text:style-name="T20">ulama of </text:span><text:span text:style-name="T23">the </text:span><text:span text:style-name="T20">Majlis Shurah. </text:span><text:span text:style-name="T23">It </text:span><text:span text:style-name="T20">is <text:s/></text:span><text:span text:style-name="T23">the </text:span><text:span text:style-name="T20">logically way </text:span><text:span text:style-name="T23">of </text:span><text:span text:style-name="T20">thinking </text:span><text:span text:style-name="T23">taking </text:span><text:span text:style-name="T20">into account the interest of the public </text:span><text:span text:style-name="T26">in </text:span><text:span text:style-name="T20">general not <text:s/>individually. </text:span><text:span text:style-name="T23">Ibn </text:span><text:span text:style-name="T20">al-'Athir defines </text:span><text:span text:style-name="T22">`ijtihad' </text:span><text:span text:style-name="T20">as the </text:span><text:span text:style-name="T23">effort </text:span><text:span text:style-name="T20">and endeavour </text:span><text:span text:style-name="T23">undertaken for </text:span><text:span text:style-name="T20">attaining <text:s/></text:span><text:span text:style-name="T23">some </text:span><text:span text:style-name="T20">objective. He </text:span><text:span text:style-name="T23">further remarks </text:span><text:span text:style-name="T20">that the word occurs in many ahdith. </text:span><text:span text:style-name="T22">‘Juhd‘ </text:span><text:span text:style-name="T23">means <text:s/></text:span><text:span text:style-name="T20">employing ones complete strength, and </text:span><text:span text:style-name="T22">`jahd' </text:span><text:span text:style-name="T20">means hardship and difficulty.` Said al-Khuri <text:s/>says: </text:span><text:span text:style-name="T22">Ijtihad </text:span><text:span text:style-name="T20">means undertaking effort and endeavour in performing </text:span><text:span text:style-name="T23">some</text:span><text:span text:style-name="T40"> </text:span><text:span text:style-name="T23">task.</text:span></text:p>
      <text:p text:style-name="P60"/>
      <text:p text:style-name="P60"/>
      <text:p text:style-name="P5"><text:span text:style-name="T2">Some examples </text:span><text:span text:style-name="T4">of </text:span><text:span text:style-name="T2">(new) present problems or new</text:span><text:span text:style-name="T5"> </text:span><text:span text:style-name="T4">situations</text:span></text:p>
      <text:p text:style-name="P44"/>
      <text:p text:style-name="P45"><text:soft-page-break/><text:span text:style-name="T1">Transplantation of organ during </text:span><text:span text:style-name="T3">lifetime </text:span><text:span text:style-name="T1">and/or death of a</text:span><text:span text:style-name="T6"> </text:span><text:span text:style-name="T1">Muslim</text:span></text:p>
      <text:p text:style-name="P46"><text:span text:style-name="T1">Giving </text:span><text:span text:style-name="T3">of</text:span><text:span text:style-name="T7"> </text:span><text:span text:style-name="T1">blood</text:span></text:p>
      <text:p text:style-name="P46"><text:span text:style-name="T1">Usage of </text:span><text:span text:style-name="T3">false </text:span><text:span text:style-name="T1">(substitute) legs and/or</text:span><text:span text:style-name="T7"> </text:span><text:span text:style-name="T1">arms</text:span></text:p>
      <text:p text:style-name="P46"><text:span text:style-name="T1">Usage of </text:span><text:span text:style-name="T8">‗pacemaker‘ </text:span><text:span text:style-name="T3">for the</text:span><text:span text:style-name="T6"> </text:span><text:span text:style-name="T1">heart</text:span></text:p>
      <text:p text:style-name="P46"><text:span text:style-name="T1">InVitro </text:span><text:span text:style-name="T3">for </text:span><text:span text:style-name="T1">those who can‘t have</text:span><text:span text:style-name="T3"> </text:span><text:span text:style-name="T1">babies</text:span></text:p>
      <text:p text:style-name="P46"><text:span text:style-name="T1">Usage of </text:span><text:span text:style-name="T3">CD, </text:span><text:span text:style-name="T1">DVD or any modern technology </text:span><text:span text:style-name="T3">to </text:span><text:span text:style-name="T1">listen </text:span><text:span text:style-name="T3">to</text:span><text:span text:style-name="T7"> </text:span><text:span text:style-name="T1">Qiraat</text:span></text:p>
      <text:p text:style-name="P46"><text:span text:style-name="T3">Taking </text:span><text:span text:style-name="T1">of photos </text:span><text:span text:style-name="T3">for </text:span><text:span text:style-name="T1">any</text:span><text:span text:style-name="T8"> </text:span><text:span text:style-name="T3">use</text:span></text:p>
      <text:p text:style-name="P45"><text:span text:style-name="T1">Abortion in cases of rape </text:span><text:span text:style-name="T3">or</text:span><text:span text:style-name="T10"> </text:span><text:span text:style-name="T1">incest</text:span></text:p>
      <text:p text:style-name="P47"><text:span text:style-name="T11"><text:s/></text:span><text:span text:style-name="T12">„Without </text:span><text:span text:style-name="T4">the Sunnah no one could be a </text:span><text:span text:style-name="T2">good</text:span><text:span text:style-name="T13"> </text:span><text:span text:style-name="T9">Muslim‟ <text:s/></text:span><text:span text:style-name="T2">OR</text:span></text:p>
      <text:p text:style-name="P48"><text:span text:style-name="T2">The Importance </text:span><text:span text:style-name="T4">and </text:span><text:span text:style-name="T2">significance </text:span><text:span text:style-name="T4">of</text:span><text:span text:style-name="T2"> Sunnah</text:span></text:p>
      <text:p text:style-name="P49"/>
      <text:p text:style-name="P50"><text:span text:style-name="T3">Obey </text:span><text:span text:style-name="T1">Allah and obey His prophet and </text:span><text:span text:style-name="T14">those </text:span><text:span text:style-name="T1">in authority among you</text:span></text:p>
      <text:p text:style-name="P51"><text:span text:style-name="T1">Taharaat, Swalaat, Sawm, </text:span><text:span text:style-name="T3">Zakaat </text:span><text:span text:style-name="T1">and</text:span><text:span text:style-name="T3"> Hajj</text:span></text:p>
      <text:p text:style-name="P51"><text:span text:style-name="T1">Morality, </text:span><text:span text:style-name="T7">Wisdom, </text:span><text:span text:style-name="T1">Politeness towards human</text:span><text:span text:style-name="T8"> </text:span><text:span text:style-name="T1">beings</text:span></text:p>
      <text:p text:style-name="P21"><text:span text:style-name="T1">Application of the Shari‘ah </text:span><text:span text:style-name="T3">– </text:span><text:span text:style-name="T1">the law of Hudud (Flogging, </text:span><text:span text:style-name="T3">cutting of the </text:span><text:span text:style-name="T1">hand, stoning <text:s/>till</text:span><text:span text:style-name="T14"> </text:span><text:span text:style-name="T1">death)</text:span></text:p>
      <text:p text:style-name="P17"><text:span text:style-name="T1">Importance of Education and Spreading of</text:span><text:span text:style-name="T15"> </text:span><text:span text:style-name="T1">Islam</text:span></text:p>
      <text:p text:style-name="P18"><text:span text:style-name="T1">Sunnah of the Ashab, Tabi‘in and Tab‘ut</text:span><text:span text:style-name="T16"> </text:span><text:span text:style-name="T1">Tabi‘in</text:span></text:p>
      <text:p text:style-name="P18"><text:span text:style-name="T1">Protection from Allah against Shaitaan, mistakes, sins and</text:span><text:span text:style-name="T6"> </text:span><text:span text:style-name="T1">pitfalls</text:span></text:p>
      <text:p text:style-name="P18"><text:span text:style-name="T1">The Qur‘an and </text:span><text:span text:style-name="T3">the </text:span><text:span text:style-name="T1">Sunnah being</text:span><text:span text:style-name="T16"> </text:span><text:span text:style-name="T1">complement</text:span></text:p>
      <text:p text:style-name="P18"><text:span text:style-name="T1">The Sunnah is </text:span><text:span text:style-name="T3">the </text:span><text:span text:style-name="T1">Tafsir </text:span><text:span text:style-name="T3">of the</text:span><text:span text:style-name="T16"> </text:span><text:span text:style-name="T1">Qur‘an</text:span></text:p>
      <text:p text:style-name="P18"><text:soft-page-break/><text:span text:style-name="T3">Both </text:span><text:span text:style-name="T1">are important </text:span><text:span text:style-name="T3">– </text:span><text:span text:style-name="T1">one is theory </text:span><text:span text:style-name="T3">and </text:span><text:span text:style-name="T1">the other is</text:span><text:span text:style-name="T15"> </text:span><text:span text:style-name="T1">practice.</text:span></text:p>
      <text:p text:style-name="P16"><text:span text:style-name="T3">To know </text:span><text:span text:style-name="T1">the theory, </text:span><text:span text:style-name="T3">to </text:span><text:span text:style-name="T1">practice </text:span><text:span text:style-name="T3">it </text:span><text:span text:style-name="T1">and </text:span><text:span text:style-name="T3">to </text:span><text:span text:style-name="T1">spread </text:span><text:span text:style-name="T3">it makes </text:span><text:span text:style-name="T1">one a good</text:span><text:span text:style-name="T16"> </text:span><text:span text:style-name="T1">Muslim</text:span></text:p>
      <text:p text:style-name="P60"/>
      <text:p text:style-name="P56">_____________________________________________</text:p>
      <text:p text:style-name="P56"/>
      <text:p text:style-name="P56"/>
      <text:p text:style-name="P56"/>
      <text:p text:style-name="P56"/>
      <text:p text:style-name="P59">JIHAAD</text:p>
      <text:p text:style-name="P57"/>
      <text:p text:style-name="P2"><text:span text:style-name="T23">Jihad </text:span><text:span text:style-name="T20">literally </text:span><text:span text:style-name="T23">means </text:span><text:span text:style-name="T20">to strive. Here </text:span><text:span text:style-name="T23">it </text:span><text:span text:style-name="T20">is </text:span><text:span text:style-name="T23">to </text:span><text:span text:style-name="T20">strive in </text:span><text:span text:style-name="T23">the </text:span><text:span text:style-name="T20">way </text:span><text:span text:style-name="T23">of </text:span><text:span text:style-name="T20">Allah. </text:span><text:span text:style-name="T23">Striving to </text:span><text:span text:style-name="T20">achieve <text:s/>higher. </text:span><text:span text:style-name="T23">In the </text:span><text:span text:style-name="T20">tongue of the Arabs, </text:span><text:span text:style-name="T23">al-Jihad </text:span><text:span text:style-name="T20">means, </text:span><text:span text:style-name="T18">‗exerting </text:span><text:span text:style-name="T20">ability </text:span><text:span text:style-name="T23">and </text:span><text:span text:style-name="T20">effort </text:span><text:span text:style-name="T23">to do </text:span><text:span text:style-name="T20">an action <text:s/>or express opinions‘. </text:span><text:span text:style-name="T23">Jihad </text:span><text:span text:style-name="T20">is </text:span><text:span text:style-name="T23">to </text:span><text:span text:style-name="T20">have patience </text:span><text:span text:style-name="T23">on </text:span><text:span text:style-name="T20">difficulties. It could </text:span><text:span text:style-name="T23">be </text:span><text:span text:style-name="T20">during war and </text:span><text:span text:style-name="T26">it <text:s/></text:span><text:span text:style-name="T20">could </text:span><text:span text:style-name="T23">be </text:span><text:span text:style-name="T20">inside the</text:span><text:span text:style-name="T39"> </text:span><text:span text:style-name="T46">nafs.‖</text:span></text:p>
      <text:p text:style-name="P37"/>
      <text:p text:style-name="P11"><text:span text:style-name="T20">Based </text:span><text:span text:style-name="T26">on </text:span><text:span text:style-name="T23">this </text:span><text:span text:style-name="T20">linguistic definition, the opponent that the Muslim </text:span><text:span text:style-name="T26">engages </text:span><text:span text:style-name="T23">Jihad </text:span><text:span text:style-name="T20">against could <text:s/>be his </text:span><text:span text:style-name="T26">own </text:span><text:span text:style-name="T23">nafs, </text:span><text:span text:style-name="T20">or the shaiytan, or </text:span><text:span text:style-name="T23">the </text:span><text:span text:style-name="T20">transgressor or </text:span><text:span text:style-name="T23">the </text:span><text:span text:style-name="T20">kuffar. Additionally, by </text:span><text:span text:style-name="T23">this <text:s/></text:span><text:span text:style-name="T20">definition, Jihad could also </text:span><text:span text:style-name="T23">be </text:span><text:span text:style-name="T20">that which is in </text:span><text:span text:style-name="T23">the way of </text:span><text:span text:style-name="T20">Allah </text:span><text:span text:style-name="T49">‗Fi </text:span><text:span text:style-name="T23">Sabeel </text:span><text:span text:style-name="T20">Lillah‘‘. </text:span><text:span text:style-name="T23">So </text:span><text:span text:style-name="T50">the <text:s/></text:span><text:span text:style-name="T23">Jihad</text:span><text:span text:style-name="T51"> </text:span><text:span text:style-name="T20">could</text:span><text:span text:style-name="T51"> </text:span><text:span text:style-name="T20">be</text:span><text:span text:style-name="T51"> </text:span><text:span text:style-name="T20">undertaken</text:span><text:span text:style-name="T52"> </text:span><text:span text:style-name="T23">to</text:span><text:span text:style-name="T53"> </text:span><text:span text:style-name="T23">please</text:span><text:span text:style-name="T52"> </text:span><text:span text:style-name="T20">Allah</text:span><text:span text:style-name="T53"> </text:span><text:span text:style-name="T20">or</text:span><text:span text:style-name="T51"> </text:span><text:span text:style-name="T23">to</text:span><text:span text:style-name="T52"> </text:span><text:span text:style-name="T23">please</text:span><text:span text:style-name="T52"> </text:span><text:span text:style-name="T20">the</text:span><text:span text:style-name="T51"> </text:span><text:span text:style-name="T20">shaiytan,</text:span><text:span text:style-name="T51"> </text:span><text:span text:style-name="T20">like</text:span><text:span text:style-name="T52"> </text:span><text:span text:style-name="T20">the</text:span><text:span text:style-name="T51"> </text:span><text:span text:style-name="T23">Jihad</text:span><text:span text:style-name="T51"> </text:span><text:span text:style-name="T20">of</text:span><text:span text:style-name="T54"> </text:span><text:span text:style-name="T26">the</text:span><text:span text:style-name="T23">Kuffar </text:span><text:span text:style-name="T20">against others. It is, </text:span><text:span text:style-name="T55">―the </text:span><text:span text:style-name="T20">exerting of the effort </text:span><text:span text:style-name="T23">to </text:span><text:span text:style-name="T20">fight in </text:span><text:span text:style-name="T23">the </text:span><text:span text:style-name="T37">Way </text:span><text:span text:style-name="T20">of Allah directly </text:span><text:span text:style-name="T23">or by <text:s/></text:span><text:span text:style-name="T20">financial aid, </text:span><text:span text:style-name="T23">or </text:span><text:span text:style-name="T20">opinion </text:span><text:span text:style-name="T23">and </text:span><text:span text:style-name="T20">the</text:span><text:span text:style-name="T56"> </text:span><text:span text:style-name="T28">like‖</text:span></text:p>
      <text:p text:style-name="P52"/>
      <text:p text:style-name="P53"><text:span text:style-name="T23">In </text:span><text:span text:style-name="T20">Badi‘ul Sanai‘ of the Hanafi Mazhab, it </text:span><text:span text:style-name="T23">states </text:span><text:span text:style-name="T20">the following: </text:span><text:span text:style-name="T57">―Jihad</text:span><text:span text:style-name="T35"> </text:span><text:span text:style-name="T20">in the language </text:span><text:span text:style-name="T26">is <text:s/></text:span><text:span text:style-name="T20">exerting </text:span><text:span text:style-name="T23">effort. In the </text:span><text:span text:style-name="T20">understanding of the Shara, </text:span><text:soft-page-break/><text:span text:style-name="T23">it </text:span><text:span text:style-name="T20">is exerting </text:span><text:span text:style-name="T23">effort </text:span><text:span text:style-name="T20">and energy in fighting </text:span><text:span text:style-name="T23">fi <text:s/></text:span><text:span text:style-name="T20">sabeel lillah </text:span><text:span text:style-name="T23">by nafs, </text:span><text:span text:style-name="T20">finance, tongue </text:span><text:span text:style-name="T23">or</text:span><text:span text:style-name="T58"> </text:span><text:span text:style-name="T39">another.‖</text:span></text:p>
      <text:p text:style-name="P54"/>
      <text:p text:style-name="P53"><text:span text:style-name="T23">In </text:span><text:span text:style-name="T20">Manhul Jaleel of the Maliki Mazhab, al-Jihad is defined </text:span><text:span text:style-name="T23">as </text:span><text:span text:style-name="T20">the, </text:span><text:span text:style-name="T59">―fighting </text:span><text:span text:style-name="T23">by a </text:span><text:span text:style-name="T20">Muslim <text:s/>against a kaafir </text:span><text:span text:style-name="T26">(who </text:span><text:span text:style-name="T20">does not have a treaty with </text:span><text:span text:style-name="T23">the </text:span><text:span text:style-name="T20">Muslims) </text:span><text:span text:style-name="T23">to </text:span><text:span text:style-name="T20">make the word </text:span><text:span text:style-name="T23">of </text:span><text:span text:style-name="T20">Allah </text:span><text:span text:style-name="T26">the <text:s/></text:span><text:span text:style-name="T20">highest…. </text:span><text:span text:style-name="T23">or for a </text:span><text:span text:style-name="T20">Muslim </text:span><text:span text:style-name="T23">to </text:span><text:span text:style-name="T20">arrive </text:span><text:span text:style-name="T23">to do </text:span><text:span text:style-name="T20">Jihad </text:span><text:span text:style-name="T23">or </text:span><text:span text:style-name="T20">to enter the Kaafir‘s land </text:span><text:span text:style-name="T23">for </text:span><text:span text:style-name="T39">fighting.‖ </text:span><text:span text:style-name="T26">Ibn <text:s/></text:span><text:span text:style-name="T20">Arafa defined</text:span><text:span text:style-name="T46"> </text:span><text:span text:style-name="T23">this.</text:span></text:p>
      <text:p text:style-name="P54"/>
      <text:p text:style-name="P12"><text:span text:style-name="T20">According </text:span><text:span text:style-name="T23">to </text:span><text:span text:style-name="T20">the Shafi Mazhab in </text:span><text:span text:style-name="T23">Al-Iqna, Jihad </text:span><text:span text:style-name="T20">is fighting </text:span><text:span text:style-name="T49">‗Fi </text:span><text:span text:style-name="T20">Sabeel Lillah‘. Al-Shirazi in Al- <text:s/>Muhazab </text:span><text:span text:style-name="T23">said </text:span><text:span text:style-name="T20">that Jihad is </text:span><text:span text:style-name="T18">‗qitaal‘.</text:span></text:p>
      <text:p text:style-name="P13"/>
      <text:p text:style-name="P12"><text:span text:style-name="T23">In </text:span><text:span text:style-name="T20">Al-Mughni according </text:span><text:span text:style-name="T23">to </text:span><text:span text:style-name="T20">the Hambali Mazhab, Ibn Qudama did not </text:span><text:span text:style-name="T26">give </text:span><text:span text:style-name="T20">any other <text:s/>definition. In the section </text:span><text:span text:style-name="T60">‗kitab </text:span><text:span text:style-name="T20">ul-Jihad‘ whatever is </text:span><text:span text:style-name="T23">related to </text:span><text:span text:style-name="T20">war, whether it was fard ul- <text:s/>kifaya (collective obligation) or </text:span><text:span text:style-name="T23">fard ul-ayn </text:span><text:span text:style-name="T20">(individual obligation) or whether </text:span><text:span text:style-name="T23">it </text:span><text:span text:style-name="T26">was </text:span><text:span text:style-name="T20">in </text:span><text:span text:style-name="T23">the form <text:s/></text:span><text:span text:style-name="T20">of guarding the believers from the enemy and the guards </text:span><text:span text:style-name="T47">‗ribat‘ </text:span><text:span text:style-name="T20">at the borders, all of this is <text:s/>connected to </text:span><text:span text:style-name="T23">Jihad. </text:span><text:span text:style-name="T26">He </text:span><text:span text:style-name="T20">also said, </text:span><text:span text:style-name="T61">―If </text:span><text:span text:style-name="T23">the </text:span><text:span text:style-name="T20">enemy arrives, </text:span><text:span text:style-name="T23">Jihad </text:span><text:span text:style-name="T20">becomes </text:span><text:span text:style-name="T23">fardul-ayn </text:span><text:span text:style-name="T20">on the <text:s/>murabitoon (border guards). If </text:span><text:span text:style-name="T23">it </text:span><text:span text:style-name="T20">becomes evident that the enemy arrived, </text:span><text:span text:style-name="T23">then </text:span><text:span text:style-name="T20">they do not <text:s/>leave </text:span><text:span text:style-name="T23">to </text:span><text:span text:style-name="T20">meet them except by </text:span><text:span text:style-name="T23">an order </text:span><text:span text:style-name="T20">of the </text:span><text:span text:style-name="T23">Ameer, </text:span><text:span text:style-name="T20">since the Ameer is </text:span><text:span text:style-name="T23">the one </text:span><text:span text:style-name="T26">who </text:span><text:span text:style-name="T23">has </text:span><text:span text:style-name="T20">the <text:s/>authority </text:span><text:span text:style-name="T37">for </text:span><text:span text:style-name="T20">issuing orders in the matters of</text:span><text:span text:style-name="T39"> </text:span><text:span text:style-name="T28">war.‖</text:span></text:p>
      <text:p text:style-name="P14"/>
      <text:p text:style-name="P6"><text:span text:style-name="T57">―Allah </text:span><text:span text:style-name="T23">has </text:span><text:span text:style-name="T20">purchased of the believers </text:span><text:span text:style-name="T23">their persons </text:span><text:span text:style-name="T20">and their goods; </text:span><text:span text:style-name="T23">for </text:span><text:span text:style-name="T20">theirs (in return) is <text:s/></text:span><text:span text:style-name="T23">the </text:span><text:span text:style-name="T20">garden (of Paradise): </text:span><text:span text:style-name="T23">they fight </text:span><text:span text:style-name="T20">in His </text:span><text:span text:style-name="T23">cause, </text:span><text:span text:style-name="T20">and slay and are slain: a </text:span><text:span text:style-name="T23">promise </text:span><text:span text:style-name="T20">binding <text:s/>on Him in truth, through the </text:span><text:span text:style-name="T26">Law, </text:span><text:span text:style-name="T23">the </text:span><text:span text:style-name="T20">Gospel, and the Quran: and </text:span><text:span text:style-name="T26">who </text:span><text:span text:style-name="T20">is </text:span><text:span text:style-name="T23">more </text:span><text:soft-page-break/><text:span text:style-name="T20">faithful </text:span><text:span text:style-name="T23">to </text:span><text:span text:style-name="T20">his <text:s/>covenant than Allah? Then rejoice in </text:span><text:span text:style-name="T23">the </text:span><text:span text:style-name="T20">bargain which </text:span><text:span text:style-name="T26">you </text:span><text:span text:style-name="T20">have </text:span><text:span text:style-name="T23">concluded: </text:span><text:span text:style-name="T20">that is the <text:s/>achievement </text:span><text:span text:style-name="T39">supreme.‖</text:span><text:span text:style-name="T23"> (9:111)</text:span></text:p>
      <text:p text:style-name="P15"/>
      <text:p text:style-name="P53"><text:span text:style-name="T62">―O</text:span><text:span text:style-name="T63"> </text:span><text:span text:style-name="T20">you who believe! </text:span><text:span text:style-name="T23">What </text:span><text:span text:style-name="T20">is </text:span><text:span text:style-name="T23">the </text:span><text:span text:style-name="T20">matter with </text:span><text:span text:style-name="T23">you, </text:span><text:span text:style-name="T20">that, when </text:span><text:span text:style-name="T26">you </text:span><text:span text:style-name="T20">are asked </text:span><text:span text:style-name="T23">to </text:span><text:span text:style-name="T26">go </text:span><text:span text:style-name="T23">forth </text:span><text:span text:style-name="T20">in the <text:s/>cause of Allah, </text:span><text:span text:style-name="T26">you </text:span><text:span text:style-name="T20">cling heavily </text:span><text:span text:style-name="T23">to the </text:span><text:span text:style-name="T20">earth? Do </text:span><text:span text:style-name="T26">you </text:span><text:span text:style-name="T20">prefer the life of </text:span><text:span text:style-name="T23">this </text:span><text:span text:style-name="T26">world </text:span><text:span text:style-name="T23">to </text:span><text:span text:style-name="T20">the <text:s/>Hereafter? But little is the comfort of </text:span><text:span text:style-name="T23">this </text:span><text:span text:style-name="T20">life, as compared with </text:span><text:span text:style-name="T23">the </text:span><text:span text:style-name="T26">Hereafter.‖</text:span><text:span text:style-name="T41"> </text:span><text:span text:style-name="T20">(9:38)</text:span></text:p>
      <text:p text:style-name="P55"/>
      <text:p text:style-name="P61">_________________________________________________________________</text:p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7-02T22:50:12.172000000</dc:date>
    <meta:editing-duration>PT7M18S</meta:editing-duration>
    <meta:editing-cycles>2</meta:editing-cycles>
    <meta:document-statistic meta:table-count="0" meta:image-count="0" meta:object-count="0" meta:page-count="8" meta:paragraph-count="57" meta:word-count="1614" meta:character-count="9366" meta:non-whitespace-character-count="7725"/>
  </office:meta>
</office:document-meta>
</file>